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327ff" draw:fill-color="#e327ff" draw:textarea-horizontal-align="justify" draw:textarea-vertical-align="middle" draw:auto-grow-height="false" fo:min-height="0.74cm" fo:min-width="1.48cm" draw:shadow="visible"/>
    </style:style>
    <style:style style:name="gr2" style:family="graphic" style:parent-style-name="standard">
      <style:graphic-properties svg:stroke-color="#e327ff" draw:fill-color="#e327ff" draw:textarea-horizontal-align="justify" draw:textarea-vertical-align="middle" draw:auto-grow-height="false" fo:min-height="0.67cm" fo:min-width="1.764cm" draw:shadow="visible"/>
    </style:style>
    <style:style style:name="gr3" style:family="graphic" style:parent-style-name="standard">
      <style:graphic-properties svg:stroke-color="#e327ff" draw:fill-color="#e327ff" draw:textarea-horizontal-align="justify" draw:textarea-vertical-align="middle" draw:auto-grow-height="false" fo:min-height="1.378cm" fo:min-width="2.612cm" draw:shadow="visible"/>
    </style:style>
    <style:style style:name="gr4" style:family="graphic" style:parent-style-name="standard">
      <style:graphic-properties svg:stroke-color="#00a0fc" draw:fill-color="#00a0fc" draw:textarea-horizontal-align="justify" draw:textarea-vertical-align="middle" draw:auto-grow-height="false" fo:min-height="1.802cm" fo:min-width="3.672cm" draw:shadow="visibl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svg:stroke-color="#e327ff" draw:fill-color="#e327ff" draw:textarea-horizontal-align="justify" draw:textarea-vertical-align="middle" draw:auto-grow-height="false" fo:min-height="3.358cm" fo:min-width="5.582cm" draw:shadow="visible"/>
    </style:style>
    <style:style style:name="gr7" style:family="graphic" style:parent-style-name="standard">
      <style:graphic-properties svg:stroke-color="#000000" draw:fill="none" draw:fill-color="#e327ff" draw:textarea-horizontal-align="justify" draw:textarea-vertical-align="middle" draw:auto-grow-height="false" fo:min-height="11.772cm" fo:min-width="13.502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e327ff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-color="#00a0fc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e327ff"/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8cm" svg:height="1.4cm" svg:x="2.7cm" svg:y="9.3cm">
          <text:p text:style-name="P1"><text:span text:style-name="T1">Amendement 1</text:span></text:p>
          <text:p text:style-name="P1"><text:span text:style-name="T1">5 %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2cm" svg:height="1.3cm" svg:x="9.3cm" svg:y="9.2cm">
          <text:p text:style-name="P1"><text:span text:style-name="T1">Amendement 2</text:span></text:p>
          <text:p text:style-name="P1"><text:span text:style-name="T1">5 %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4cm" svg:height="2.3cm" svg:x="14.9cm" svg:y="9.4cm">
          <text:p text:style-name="P1"><text:span text:style-name="T1">Amendement 3</text:span></text:p>
          <text:p text:style-name="P1"><text:span text:style-name="T1">10 %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5.9cm" svg:height="2.9cm" svg:x="5.1cm" svg:y="4.1cm">
          <text:p text:style-name="P1"><text:span text:style-name="T1">Idée initiale</text:span></text:p>
          <text:p text:style-name="P1"><text:span text:style-name="T1">30 % de vo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0.8cm" svg:y1="6.3cm" svg:x2="15.6cm" svg:y2="9.8cm">
          <text:p/>
        </draw:line>
        <draw:line draw:style-name="gr5" draw:text-style-name="P4" draw:layer="layout" svg:x1="10.1cm" svg:y1="6.7cm" svg:x2="11cm" svg:y2="9.2cm">
          <text:p/>
        </draw:line>
        <draw:line draw:style-name="gr5" draw:text-style-name="P4" draw:layer="layout" svg:x1="5.8cm" svg:y1="6.7cm" svg:x2="4.4cm" svg:y2="9.3cm">
          <text:p/>
        </draw:line>
        <draw:custom-shape draw:style-name="gr6" draw:text-style-name="P2" draw:layer="layout" svg:width="8.6cm" svg:height="5.1cm" svg:x="9.5cm" svg:y="12.6cm">
          <text:p text:style-name="P1"><text:span text:style-name="T1">Amendement 4</text:span></text:p>
          <text:p text:style-name="P1"><text:span text:style-name="T1">50 % de vo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6.6cm" svg:y1="11.7cm" svg:x2="15.7cm" svg:y2="12.9cm">
          <text:p/>
        </draw:line>
        <draw:custom-shape draw:style-name="gr7" draw:text-style-name="P5" draw:layer="layout" svg:width="19.8cm" svg:height="17cm" svg:x="1.1cm" svg:y="2.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6.662cm" svg:height="2.484cm" svg:x="14.1cm" svg:y="5.4cm">
          <draw:text-box>
            <text:p text:style-name="P6"><text:span text:style-name="T2">Total des votes</text:span></text:p>
            <text:p text:style-name="P6"><text:span text:style-name="T2">100 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6T10:28:32.411892400</meta:creation-date>
    <dc:date>2020-03-06T17:53:54.897723722</dc:date>
    <meta:editing-duration>PT4H3M42S</meta:editing-duration>
    <meta:editing-cycles>5</meta:editing-cycles>
    <meta:generator>LibreOffice/6.1.5.2$Linux_X86_64 LibreOffice_project/10$Build-2</meta:generator>
    <meta:document-statistic meta:object-count="11"/>
  </office:meta>
</office:document-meta>
</file>